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xsmtpsib-e50a8804814e3610bf59053ff54c6ba5b40cfdc423ee665c8510d7a6f8935d0b-wXh6M57fbh0cylf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10:33:07.879556646</meta:creation-date>
    <dc:date>2026-01-23T10:33:31.807509518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90" meta:non-whitespace-character-count="90"/>
    <meta:generator>LibreOffice/24.2.7.2$Linux_X86_64 LibreOffice_project/420$Build-2</meta:generator>
  </office:meta>
</office:document-meta>
</file>